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3.812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a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ato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a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Lato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initial RDS bill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1" table:number-columns-repeated="7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1" table:number-columns-repeated="1010" table:default-cell-style-name="ce19"/>
        <table:table-row table:style-name="ro1"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Stop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Total seconds</text:p>
          </table:table-cell>
          <table:table-cell table:style-name="ce17" office:value-type="string" calcext:value-type="string">
            <text:p>Storage in MB</text:p>
          </table:table-cell>
          <table:table-cell table:style-name="ce17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Compute cost per second</text:p>
          </table:table-cell>
          <table:table-cell table:style-name="ce17" office:value-type="string" calcext:value-type="string">
            <text:p>Compute cost USD</text:p>
          </table:table-cell>
          <table:table-cell table:style-name="ce17" office:value-type="string" calcext:value-type="string">
            <text:p>Compute cost GBP ex VAT</text:p>
          </table:table-cell>
          <table:table-cell table:style-name="ce17" office:value-type="string" calcext:value-type="string">
            <text:p>Compute cost GBP incl VAT</text:p>
          </table:table-cell>
          <table:table-cell table:style-name="ce17" office:value-type="string" calcext:value-type="string">
            <text:p>Storage cost USD</text:p>
          </table:table-cell>
          <table:table-cell table:style-name="ce17" office:value-type="string" calcext:value-type="string">
            <text:p>Storage cost GBP ex VAT</text:p>
          </table:table-cell>
          <table:table-cell table:style-name="ce17" office:value-type="string" calcext:value-type="string">
            <text:p>Storage cost GBP incl VAT</text:p>
          </table:table-cell>
          <table:table-cell table:style-name="ce17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05/06/2020 11:00:00</text:p>
          </table:table-cell>
          <table:table-cell table:style-name="ce18" office:value-type="string" calcext:value-type="string">
            <text:p>postgres small-10.5</text:p>
          </table:table-cell>
          <table:table-cell table:style-name="ce20" office:value-type="float" office:value="385200" calcext:value-type="float">
            <text:p>385200</text:p>
          </table:table-cell>
          <table:table-cell table:style-name="ce20" office:value-type="float" office:value="20480" calcext:value-type="float">
            <text:p>20480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0" table:formula="of:=[.F2]/3600" office:value-type="float" office:value="0.0000113888888888889" calcext:value-type="float">
            <text:p>1.13888888888889E-05</text:p>
          </table:table-cell>
          <table:table-cell table:style-name="ce20" table:formula="of:=ROUNDUP([.D2]/3600)*[.F2]" office:value-type="float" office:value="4.387" calcext:value-type="float">
            <text:p>4.387</text:p>
          </table:table-cell>
          <table:table-cell table:style-name="ce20" table:formula="of:=[.I2]*0.8" office:value-type="float" office:value="3.5096" calcext:value-type="float">
            <text:p>3.5096</text:p>
          </table:table-cell>
          <table:table-cell table:style-name="ce20" table:formula="of:=[.J2]*1.2" office:value-type="float" office:value="4.21152" calcext:value-type="float">
            <text:p>4.21152</text:p>
          </table:table-cell>
          <table:table-cell table:style-name="ce20" table:formula="of:=([.E2]/1024)*([.D2]/2678401)*[.G2]" office:value-type="float" office:value="0.382553620611701" calcext:value-type="float">
            <text:p>0.382553620611701</text:p>
          </table:table-cell>
          <table:table-cell table:style-name="ce20" table:formula="of:=[.L2]*0.8" office:value-type="float" office:value="0.306042896489361" calcext:value-type="float">
            <text:p>0.306042896489361</text:p>
          </table:table-cell>
          <table:table-cell table:style-name="ce20" table:formula="of:=[.M2]*1.2" office:value-type="float" office:value="0.367251475787233" calcext:value-type="float">
            <text:p>0.367251475787233</text:p>
          </table:table-cell>
          <table:table-cell table:style-name="ce20" table:formula="of:=[.K2]+[.N2]" office:value-type="float" office:value="4.57877147578723" calcext:value-type="float">
            <text:p>4.57877147578723</text:p>
          </table:table-cell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style-name="ce18" table:number-columns-repeated="3"/>
          <table:table-cell table:style-name="ce20" table:number-columns-repeated="12"/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Postgres RDS bill" table:style-name="ta1">
        <table:table-column table:style-name="co1" table:number-columns-repeated="2" table:default-cell-style-name="ce19"/>
        <table:table-column table:style-name="co5" table:default-cell-style-name="ce19"/>
        <table:table-column table:style-name="co1" table:number-columns-repeated="1021" table:default-cell-style-name="ce19"/>
        <table:table-row table:style-name="ro1"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Stop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Total seconds</text:p>
          </table:table-cell>
          <table:table-cell table:style-name="ce17" office:value-type="string" calcext:value-type="string">
            <text:p>Storage in MB</text:p>
          </table:table-cell>
          <table:table-cell table:style-name="ce17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Compute cost per second</text:p>
          </table:table-cell>
          <table:table-cell table:style-name="ce17" office:value-type="string" calcext:value-type="string">
            <text:p>Compute cost USD</text:p>
          </table:table-cell>
          <table:table-cell table:style-name="ce17" office:value-type="string" calcext:value-type="string">
            <text:p>Compute cost GBP ex VAT</text:p>
          </table:table-cell>
          <table:table-cell table:style-name="ce17" office:value-type="string" calcext:value-type="string">
            <text:p>Compute cost GBP incl VAT</text:p>
          </table:table-cell>
          <table:table-cell table:style-name="ce17" office:value-type="string" calcext:value-type="string">
            <text:p>Storage cost USD</text:p>
          </table:table-cell>
          <table:table-cell table:style-name="ce17" office:value-type="string" calcext:value-type="string">
            <text:p>Storage cost GBP ex VAT</text:p>
          </table:table-cell>
          <table:table-cell table:style-name="ce17" office:value-type="string" calcext:value-type="string">
            <text:p>Storage cost GBP incl VAT</text:p>
          </table:table-cell>
          <table:table-cell table:style-name="ce17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5/2020 00:00:00</text:p>
          </table:table-cell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postgres small-11</text:p>
          </table:table-cell>
          <table:table-cell table:style-name="ce20" office:value-type="float" office:value="2678400" calcext:value-type="float">
            <text:p>2678400</text:p>
          </table:table-cell>
          <table:table-cell table:style-name="ce20" office:value-type="float" office:value="102400" calcext:value-type="float">
            <text:p>102400</text:p>
          </table:table-cell>
          <table:table-cell table:style-name="ce20" office:value-type="float" office:value="0.041" calcext:value-type="float">
            <text:p>0.041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0" table:formula="of:=[.F2]/3600" office:value-type="float" office:value="0.0000113888888888889" calcext:value-type="float">
            <text:p>1.13888888888889E-05</text:p>
          </table:table-cell>
          <table:table-cell table:style-name="ce20" table:formula="of:=ROUNDUP([.D2]/3600)*[.F2]" office:value-type="float" office:value="30.504" calcext:value-type="float">
            <text:p>30.504</text:p>
          </table:table-cell>
          <table:table-cell table:style-name="ce20" table:formula="of:=[.I2]*0.8" office:value-type="float" office:value="24.4032" calcext:value-type="float">
            <text:p>24.4032</text:p>
          </table:table-cell>
          <table:table-cell table:style-name="ce20" table:formula="of:=[.J2]*1.2" office:value-type="float" office:value="29.28384" calcext:value-type="float">
            <text:p>29.28384</text:p>
          </table:table-cell>
          <table:table-cell table:style-name="ce20" table:formula="of:=([.E2]/1024)*([.D2]/2678401)*[.G2]" office:value-type="float" office:value="13.2999950343507" calcext:value-type="float">
            <text:p>13.2999950343507</text:p>
          </table:table-cell>
          <table:table-cell table:style-name="ce20" table:formula="of:=[.L2]*0.8" office:value-type="float" office:value="10.6399960274806" calcext:value-type="float">
            <text:p>10.6399960274806</text:p>
          </table:table-cell>
          <table:table-cell table:style-name="ce20" table:formula="of:=[.M2]*1.2" office:value-type="float" office:value="12.7679952329767" calcext:value-type="float">
            <text:p>12.7679952329767</text:p>
          </table:table-cell>
          <table:table-cell table:style-name="ce20" table:formula="of:=[.K2]+[.N2]" office:value-type="float" office:value="42.0518352329767" calcext:value-type="float">
            <text:p>42.0518352329767</text:p>
          </table:table-cell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style-name="ce18" table:number-columns-repeated="3"/>
          <table:table-cell table:style-name="ce20" table:number-columns-repeated="12"/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bill during the month RDS is upgraded" table:style-name="ta1">
        <table:table-column table:style-name="co1" table:number-columns-repeated="2" table:default-cell-style-name="ce19"/>
        <table:table-column table:style-name="co6" table:default-cell-style-name="ce19"/>
        <table:table-column table:style-name="co1" table:number-columns-repeated="1021" table:default-cell-style-name="ce19"/>
        <table:table-row table:style-name="ro1"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Stop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Total seconds</text:p>
          </table:table-cell>
          <table:table-cell table:style-name="ce17" office:value-type="string" calcext:value-type="string">
            <text:p>Storage in MB</text:p>
          </table:table-cell>
          <table:table-cell table:style-name="ce17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Compute cost per second</text:p>
          </table:table-cell>
          <table:table-cell table:style-name="ce17" office:value-type="string" calcext:value-type="string">
            <text:p>Compute cost USD</text:p>
          </table:table-cell>
          <table:table-cell table:style-name="ce17" office:value-type="string" calcext:value-type="string">
            <text:p>Compute cost GBP ex VAT</text:p>
          </table:table-cell>
          <table:table-cell table:style-name="ce17" office:value-type="string" calcext:value-type="string">
            <text:p>Compute cost GBP incl VAT</text:p>
          </table:table-cell>
          <table:table-cell table:style-name="ce17" office:value-type="string" calcext:value-type="string">
            <text:p>Storage cost USD</text:p>
          </table:table-cell>
          <table:table-cell table:style-name="ce17" office:value-type="string" calcext:value-type="string">
            <text:p>Storage cost GBP ex VAT</text:p>
          </table:table-cell>
          <table:table-cell table:style-name="ce17" office:value-type="string" calcext:value-type="string">
            <text:p>Storage cost GBP incl VAT</text:p>
          </table:table-cell>
          <table:table-cell table:style-name="ce17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11/2018 00:00:00</text:p>
          </table:table-cell>
          <table:table-cell table:style-name="ce18" office:value-type="string" calcext:value-type="string">
            <text:p>07/06/2020 00:59:00</text:p>
          </table:table-cell>
          <table:table-cell table:style-name="ce18" office:value-type="string" calcext:value-type="string">
            <text:p>postgres xlarge-ha-9.5</text:p>
          </table:table-cell>
          <table:table-cell table:style-name="ce20" office:value-type="float" office:value="521940" calcext:value-type="float">
            <text:p>52194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385" calcext:value-type="float">
            <text:p>3.385</text:p>
          </table:table-cell>
          <table:table-cell table:style-name="ce20" office:value-type="float" office:value="0.266" calcext:value-type="float">
            <text:p>0.266</text:p>
          </table:table-cell>
          <table:table-cell table:style-name="ce20" table:formula="of:=[.F2]/3600" office:value-type="float" office:value="0.000940277777777778" calcext:value-type="float">
            <text:p>0.000940277777778</text:p>
          </table:table-cell>
          <table:table-cell table:style-name="ce20" table:formula="of:=ROUNDUP([.D2]/3600)*[.F2]" office:value-type="float" office:value="490.825" calcext:value-type="float">
            <text:p>490.825</text:p>
          </table:table-cell>
          <table:table-cell table:style-name="ce20" table:formula="of:=[.I2]*0.8" office:value-type="float" office:value="392.66" calcext:value-type="float">
            <text:p>392.66</text:p>
          </table:table-cell>
          <table:table-cell table:style-name="ce20" table:formula="of:=[.J2]*1.2" office:value-type="float" office:value="471.192" calcext:value-type="float">
            <text:p>471.192</text:p>
          </table:table-cell>
          <table:table-cell table:style-name="ce20" table:formula="of:=([.E2]/1024)*([.D2]/2678401)*[.G2]" office:value-type="float" office:value="106.158939576262" calcext:value-type="float">
            <text:p>106.158939576262</text:p>
          </table:table-cell>
          <table:table-cell table:style-name="ce20" table:formula="of:=[.L2]*0.8" office:value-type="float" office:value="84.9271516610097" calcext:value-type="float">
            <text:p>84.9271516610097</text:p>
          </table:table-cell>
          <table:table-cell table:style-name="ce20" table:formula="of:=[.M2]*1.2" office:value-type="float" office:value="101.912581993212" calcext:value-type="float">
            <text:p>101.912581993212</text:p>
          </table:table-cell>
          <table:table-cell table:style-name="ce20" table:formula="of:=[.K2]+[.N2]" office:value-type="float" office:value="573.104581993212" calcext:value-type="float">
            <text:p>573.104581993212</text:p>
          </table:table-cell>
          <table:table-cell table:style-name="ce23" table:number-columns-repeated="10"/>
          <table:table-cell table:number-columns-repeated="999"/>
        </table:table-row>
        <table:table-row table:style-name="ro2">
          <table:table-cell table:style-name="ce18" office:value-type="string" calcext:value-type="string">
            <text:p>2020-06-07 00:59</text:p>
          </table:table-cell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postgres xlarge-ha-10.5</text:p>
          </table:table-cell>
          <table:table-cell table:style-name="ce20" office:value-type="float" office:value="3600" calcext:value-type="float">
            <text:p>360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385" calcext:value-type="float">
            <text:p>3.385</text:p>
          </table:table-cell>
          <table:table-cell table:style-name="ce20" office:value-type="float" office:value="0.266" calcext:value-type="float">
            <text:p>0.266</text:p>
          </table:table-cell>
          <table:table-cell table:style-name="ce20" table:formula="of:=[.F3]/3600" office:value-type="float" office:value="0.000940277777777778" calcext:value-type="float">
            <text:p>0.000940277777778</text:p>
          </table:table-cell>
          <table:table-cell table:style-name="ce20" table:formula="of:=ROUNDUP([.D3]/3600)*[.F3]" office:value-type="float" office:value="3.385" calcext:value-type="float">
            <text:p>3.385</text:p>
          </table:table-cell>
          <table:table-cell table:style-name="ce20" table:formula="of:=[.I3]*0.8" office:value-type="float" office:value="2.708" calcext:value-type="float">
            <text:p>2.708</text:p>
          </table:table-cell>
          <table:table-cell table:style-name="ce20" table:formula="of:=[.J3]*1.2" office:value-type="float" office:value="3.2496" calcext:value-type="float">
            <text:p>3.2496</text:p>
          </table:table-cell>
          <table:table-cell table:style-name="ce20" table:formula="of:=([.E3]/1024)*([.D3]/2678401)*[.G3]" office:value-type="float" office:value="0.73221478038576" calcext:value-type="float">
            <text:p>0.73221478038576</text:p>
          </table:table-cell>
          <table:table-cell table:style-name="ce20" table:formula="of:=[.L3]*0.8" office:value-type="float" office:value="0.585771824308608" calcext:value-type="float">
            <text:p>0.585771824308608</text:p>
          </table:table-cell>
          <table:table-cell table:style-name="ce20" table:formula="of:=[.M3]*1.2" office:value-type="float" office:value="0.70292618917033" calcext:value-type="float">
            <text:p>0.70292618917033</text:p>
          </table:table-cell>
          <table:table-cell table:style-name="ce20" table:formula="of:=[.K3]+[.N3]" office:value-type="float" office:value="3.95252618917033" calcext:value-type="float">
            <text:p>3.95252618917033</text:p>
          </table:table-cell>
          <table:table-cell table:style-name="ce23" table:number-columns-repeated="10"/>
          <table:table-cell table:number-columns-repeated="999"/>
        </table:table-row>
        <table:table-row table:style-name="ro2"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2020-12-01 00:00</text:p>
          </table:table-cell>
          <table:table-cell table:style-name="ce18" office:value-type="string" calcext:value-type="string">
            <text:p>postgres xlarge-ha-11 high-iops</text:p>
          </table:table-cell>
          <table:table-cell table:style-name="ce20" office:value-type="float" office:value="2066460" calcext:value-type="float">
            <text:p>2066460</text:p>
          </table:table-cell>
          <table:table-cell table:style-name="ce20" office:value-type="float" office:value="10485760" calcext:value-type="float">
            <text:p>10485760</text:p>
          </table:table-cell>
          <table:table-cell table:style-name="ce20" office:value-type="float" office:value="3.296" calcext:value-type="float">
            <text:p>3.296</text:p>
          </table:table-cell>
          <table:table-cell table:style-name="ce20" office:value-type="float" office:value="0.266" calcext:value-type="float">
            <text:p>0.266</text:p>
          </table:table-cell>
          <table:table-cell table:style-name="ce20" table:formula="of:=[.F4]/3600" office:value-type="float" office:value="0.000915555555555556" calcext:value-type="float">
            <text:p>0.000915555555556</text:p>
          </table:table-cell>
          <table:table-cell table:style-name="ce20" table:formula="of:=ROUNDUP([.D4]/3600)*[.F4]" office:value-type="float" office:value="1895.2" calcext:value-type="float">
            <text:p>1895.2</text:p>
          </table:table-cell>
          <table:table-cell table:style-name="ce20" table:formula="of:=[.I4]*0.8" office:value-type="float" office:value="1516.16" calcext:value-type="float">
            <text:p>1516.16</text:p>
          </table:table-cell>
          <table:table-cell table:style-name="ce20" table:formula="of:=[.J4]*1.2" office:value-type="float" office:value="1819.392" calcext:value-type="float">
            <text:p>1819.392</text:p>
          </table:table-cell>
          <table:table-cell table:style-name="ce20" table:formula="of:=([.E4]/1024)*([.D4]/2678401)*[.G4]" office:value-type="float" office:value="2101.5174376055" calcext:value-type="float">
            <text:p>2101.5174376055</text:p>
          </table:table-cell>
          <table:table-cell table:style-name="ce20" table:formula="of:=[.L4]*0.8" office:value-type="float" office:value="1681.2139500844" calcext:value-type="float">
            <text:p>1681.2139500844</text:p>
          </table:table-cell>
          <table:table-cell table:style-name="ce20" table:formula="of:=[.M4]*1.2" office:value-type="float" office:value="2017.45674010128" calcext:value-type="float">
            <text:p>2017.45674010128</text:p>
          </table:table-cell>
          <table:table-cell table:style-name="ce20" table:formula="of:=[.K4]+[.N4]" office:value-type="float" office:value="3836.84874010128" calcext:value-type="float">
            <text:p>3836.84874010128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table:formula="of:=SUM([.O2:.O4])" office:value-type="float" office:value="4413.90584828366" calcext:value-type="float">
            <text:p>4413.90584828366</text:p>
          </table:table-cell>
          <table:table-cell table:number-columns-repeated="1009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bill during the month RDS is renamed" table:style-name="ta1">
        <table:table-column table:style-name="co1" table:number-columns-repeated="2" table:default-cell-style-name="ce19"/>
        <table:table-column table:style-name="co7" table:default-cell-style-name="ce19"/>
        <table:table-column table:style-name="co1" table:number-columns-repeated="1021" table:default-cell-style-name="ce19"/>
        <table:table-row table:style-name="ro1"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Stop</text:p>
          </table:table-cell>
          <table:table-cell table:style-name="ce17" office:value-type="string" calcext:value-type="string">
            <text:p>Service</text:p>
          </table:table-cell>
          <table:table-cell table:style-name="ce17" office:value-type="string" calcext:value-type="string">
            <text:p>Total seconds</text:p>
          </table:table-cell>
          <table:table-cell table:style-name="ce17" office:value-type="string" calcext:value-type="string">
            <text:p>Storage in MB</text:p>
          </table:table-cell>
          <table:table-cell table:style-name="ce17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7" office:value-type="string" calcext:value-type="string">
            <text:p>Compute cost per second</text:p>
          </table:table-cell>
          <table:table-cell table:style-name="ce17" office:value-type="string" calcext:value-type="string">
            <text:p>Compute cost USD</text:p>
          </table:table-cell>
          <table:table-cell table:style-name="ce17" office:value-type="string" calcext:value-type="string">
            <text:p>Compute cost GBP ex VAT</text:p>
          </table:table-cell>
          <table:table-cell table:style-name="ce17" office:value-type="string" calcext:value-type="string">
            <text:p>Compute cost GBP incl VAT</text:p>
          </table:table-cell>
          <table:table-cell table:style-name="ce17" office:value-type="string" calcext:value-type="string">
            <text:p>Storage cost USD</text:p>
          </table:table-cell>
          <table:table-cell table:style-name="ce17" office:value-type="string" calcext:value-type="string">
            <text:p>Storage cost GBP ex VAT</text:p>
          </table:table-cell>
          <table:table-cell table:style-name="ce17" office:value-type="string" calcext:value-type="string">
            <text:p>Storage cost GBP incl VAT</text:p>
          </table:table-cell>
          <table:table-cell table:style-name="ce17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07/06/2020 00:59:00</text:p>
          </table:table-cell>
          <table:table-cell table:style-name="ce18" office:value-type="string" calcext:value-type="string">
            <text:p>postgres xlarge-ha-11</text:p>
          </table:table-cell>
          <table:table-cell table:style-name="ce20" office:value-type="float" office:value="521940" calcext:value-type="float">
            <text:p>52194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296" calcext:value-type="float">
            <text:p>3.296</text:p>
          </table:table-cell>
          <table:table-cell table:style-name="ce20" office:value-type="float" office:value="0.266" calcext:value-type="float">
            <text:p>0.266</text:p>
          </table:table-cell>
          <table:table-cell table:style-name="ce20" table:formula="of:=[.F2]/3600" office:value-type="float" office:value="0.000915555555555556" calcext:value-type="float">
            <text:p>0.000915555555556</text:p>
          </table:table-cell>
          <table:table-cell table:style-name="ce20" table:formula="of:=ROUNDUP([.D2]/3600)*[.F2]" office:value-type="float" office:value="477.92" calcext:value-type="float">
            <text:p>477.92</text:p>
          </table:table-cell>
          <table:table-cell table:style-name="ce20" table:formula="of:=[.I2]*0.8" office:value-type="float" office:value="382.336" calcext:value-type="float">
            <text:p>382.336</text:p>
          </table:table-cell>
          <table:table-cell table:style-name="ce20" table:formula="of:=[.J2]*1.2" office:value-type="float" office:value="458.8032" calcext:value-type="float">
            <text:p>458.8032</text:p>
          </table:table-cell>
          <table:table-cell table:style-name="ce20" table:formula="of:=([.E2]/1024)*([.D2]/2678401)*[.G2]" office:value-type="float" office:value="106.158939576262" calcext:value-type="float">
            <text:p>106.158939576262</text:p>
          </table:table-cell>
          <table:table-cell table:style-name="ce20" table:formula="of:=[.L2]*0.8" office:value-type="float" office:value="84.9271516610097" calcext:value-type="float">
            <text:p>84.9271516610097</text:p>
          </table:table-cell>
          <table:table-cell table:style-name="ce20" table:formula="of:=[.M2]*1.2" office:value-type="float" office:value="101.912581993212" calcext:value-type="float">
            <text:p>101.912581993212</text:p>
          </table:table-cell>
          <table:table-cell table:style-name="ce20" table:formula="of:=[.K2]+[.N2]" office:value-type="float" office:value="560.715781993212" calcext:value-type="float">
            <text:p>560.715781993212</text:p>
          </table:table-cell>
          <table:table-cell table:style-name="ce23" table:number-columns-repeated="10"/>
          <table:table-cell table:number-columns-repeated="999"/>
        </table:table-row>
        <table:table-row table:style-name="ro2">
          <table:table-cell table:style-name="ce18" office:value-type="string" calcext:value-type="string">
            <text:p>2020-06-07 00:59</text:p>
          </table:table-cell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postgres xlarge-ha-11</text:p>
          </table:table-cell>
          <table:table-cell table:style-name="ce20" office:value-type="float" office:value="3600" calcext:value-type="float">
            <text:p>360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296" calcext:value-type="float">
            <text:p>3.296</text:p>
          </table:table-cell>
          <table:table-cell table:style-name="ce20" office:value-type="float" office:value="0.266" calcext:value-type="float">
            <text:p>0.266</text:p>
          </table:table-cell>
          <table:table-cell table:style-name="ce20" table:formula="of:=[.F3]/3600" office:value-type="float" office:value="0.000915555555555556" calcext:value-type="float">
            <text:p>0.000915555555556</text:p>
          </table:table-cell>
          <table:table-cell table:style-name="ce20" table:formula="of:=ROUNDUP([.D3]/3600)*[.F3]" office:value-type="float" office:value="3.296" calcext:value-type="float">
            <text:p>3.296</text:p>
          </table:table-cell>
          <table:table-cell table:style-name="ce20" table:formula="of:=[.I3]*0.8" office:value-type="float" office:value="2.6368" calcext:value-type="float">
            <text:p>2.6368</text:p>
          </table:table-cell>
          <table:table-cell table:style-name="ce20" table:formula="of:=[.J3]*1.2" office:value-type="float" office:value="3.16416" calcext:value-type="float">
            <text:p>3.16416</text:p>
          </table:table-cell>
          <table:table-cell table:style-name="ce20" table:formula="of:=([.E3]/1024)*([.D3]/2678401)*[.G3]" office:value-type="float" office:value="0.73221478038576" calcext:value-type="float">
            <text:p>0.73221478038576</text:p>
          </table:table-cell>
          <table:table-cell table:style-name="ce20" table:formula="of:=[.L3]*0.8" office:value-type="float" office:value="0.585771824308608" calcext:value-type="float">
            <text:p>0.585771824308608</text:p>
          </table:table-cell>
          <table:table-cell table:style-name="ce20" table:formula="of:=[.M3]*1.2" office:value-type="float" office:value="0.70292618917033" calcext:value-type="float">
            <text:p>0.70292618917033</text:p>
          </table:table-cell>
          <table:table-cell table:style-name="ce20" table:formula="of:=[.K3]+[.N3]" office:value-type="float" office:value="3.86708618917033" calcext:value-type="float">
            <text:p>3.86708618917033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style-name="ce18" table:number-columns-repeated="3"/>
          <table:table-cell table:style-name="ce20" table:number-columns-repeated="12"/>
          <table:table-cell table:style-name="ce23" table:number-columns-repeated="10"/>
          <table:table-cell table:number-columns-repeated="999"/>
        </table:table-row>
        <table:table-row table:style-name="ro3">
          <table:table-cell table:number-columns-repeated="14"/>
          <table:table-cell table:formula="of:=SUM([.O2:.O3])" office:value-type="float" office:value="564.582868182382" calcext:value-type="float">
            <text:p>564.582868182382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1:00:05.747220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1:50:46.102417033</meta:creation-date>
    <dc:date>2021-11-12T11:07:52.634248798</dc:date>
    <meta:editing-duration>PT2H29M5S</meta:editing-duration>
    <meta:editing-cycles>49</meta:editing-cycles>
    <meta:generator>LibreOffice/6.4.7.2$Linux_X86_64 LibreOffice_project/40$Build-2</meta:generator>
    <meta:document-statistic meta:table-count="4" meta:cell-count="175" meta:object-count="0"/>
  </office:meta>
</office:document-meta>
</file>